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 style:display-name="Sect1"/>
    <style:page-layout style:name="PLayout2">
      <style:page-layout-properties fo:margin-top="1.0000in" fo:margin-bottom="1.0000in" fo:margin-left="1.0000in" fo:margin-right="1.0000in"/>
    </style:page-layout>
    <style:page-layout style:name="Standard">
      <style:page-layout-properties fo:margin-top="1.0000in" fo:margin-bottom="1.0000in" fo:margin-left="1.0000in" fo:margin-right="1.0000in"/>
    </style:page-layout>
  </office:automatic-styles>
  <office:body>
    <office:text>
      <text:section text:style-name="Sect1" text:name="Section1">
        <text:p text:style-name="Normal">This is the text. And this is<office:annotation xml:id="anno2" office:name="defd32"><dc:creator>ben</dc:creator><dc:date>12-22-2011</dc:date>   <text:p text:style-name="Normal">some more text done by ben.</text:p>
</office:annotation> some more text. And the end.</text:p>
        <text:p text:style-name="Normal">para2.</text:p>
        <text:p text:style-name="Normal">para3 start. Middle <office:annotation xml:id="anno4" office:name="defd121"><dc:creator>freddy</dc:creator><dc:date>12-22-2011</dc:date>   <text:p text:style-name="Normal">This is the fine stuff<text:line-break/>x</text:p>
</office:annotation>bit is here<office:annotation-end office:name="defd121"/>... and the en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Normal" style:display-name="Normal">
      <style:paragraph-properties fo:text-align="left" fo:text-indent="0in" fo:line-height="100%" fo:widows="2" fo:margin-left="0pt" fo:margin-right="0pt" fo:margin-top="0pt" fo:margin-bottom="0pt"/>
      <style:text-properties fo:color="#000000" style:font-name="Times New Roman" fo:font-size="12pt" fo:font-weight="normal"/>
    </style:style>
  </office:styles>
  <office:automatic-styles>
    <style:page-layout style:name="Standard">
      <style:page-layout-properties fo:page-width="210.000000mm" fo:page-height="297.000000mm" style:print-orientation="portrait" fo:margin-top="1.0000in" fo:margin-bottom="1.0000in" fo:margin-left="1.0000in" fo:margin-right="1.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dc:creator>Ben Martin</dc:creator>
  </office:meta>
</office:document-meta>
</file>